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0d808c" style:font-size-asian="16pt" style:font-size-complex="16pt"/>
    </style:style>
    <style:style style:name="P2" style:family="paragraph" style:parent-style-name="Text_20_body">
      <style:text-properties officeooo:rsid="000aca01" officeooo:paragraph-rsid="000d808c"/>
    </style:style>
    <style:style style:name="P3" style:family="paragraph" style:parent-style-name="Text_20_body">
      <style:text-properties officeooo:rsid="000f59fb" officeooo:paragraph-rsid="000f59fb"/>
    </style:style>
    <style:style style:name="P4" style:family="paragraph" style:parent-style-name="Heading_20_3">
      <style:text-properties officeooo:paragraph-rsid="000f59fb"/>
    </style:style>
    <style:style style:name="P5" style:family="paragraph" style:parent-style-name="Heading_20_3">
      <style:paragraph-properties fo:break-before="page"/>
      <style:text-properties officeooo:rsid="0008f0b2" officeooo:paragraph-rsid="000d808c"/>
    </style:style>
    <style:style style:name="P6" style:family="paragraph" style:parent-style-name="Heading_20_2">
      <style:text-properties officeooo:rsid="000aca01" officeooo:paragraph-rsid="000d808c"/>
    </style:style>
    <style:style style:name="P7" style:family="paragraph" style:parent-style-name="Text_20_body">
      <style:text-properties officeooo:rsid="000f59fb" officeooo:paragraph-rsid="000f59fb"/>
    </style:style>
    <style:style style:name="P8" style:family="paragraph" style:parent-style-name="Heading_20_1" style:master-page-name="Right_20_Page">
      <style:paragraph-properties style:page-number="auto"/>
      <style:text-properties officeooo:rsid="000aca01" officeooo:paragraph-rsid="000d808c"/>
    </style:style>
    <style:style style:name="T1" style:family="text">
      <style:text-properties officeooo:rsid="000f14e3"/>
    </style:style>
    <style:style style:name="T2" style:family="text">
      <style:text-properties officeooo:rsid="000f59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2">Five Days in May</text:span> (<text:span text:style-name="T2">Blue Rodeo</text:span>)</text:h>
      <text:h text:style-name="P6" text:outline-level="2">Time Signature: <text:span text:style-name="T1">4</text:span>/4</text:h>
      <text:p text:style-name="P2">Chords: <text:span text:style-name="T2">Am, Bm, </text:span>C, <text:span text:style-name="T2">D, Em, </text:span>F, G</text:p>
      <text:p text:style-name="P2">Tempo: 120 - 140 BPM</text:p>
      <text:p text:style-name="P1"/>
      <text:h text:style-name="P5" text:outline-level="3">[INTRO]</text:h>
      <text:p text:style-name="P3">Em <text:s/>D <text:s/>Am <text:s/>C</text:p>
      <text:h text:style-name="P4" text:outline-level="3">[VERSE 1]</text:h>
      <text:p text:style-name="Text_20_body">Em</text:p>
      <text:p text:style-name="P3">They met in a hurricane</text:p>
      <text:p text:style-name="P3">D</text:p>
      <text:p text:style-name="P3">Standing in the shelter out of the rain</text:p>
      <text:p text:style-name="P3">Am <text:s text:c="24"/>C</text:p>
      <text:p text:style-name="P3">She tucked a note into his hand</text:p>
      <text:p text:style-name="P3">Em</text:p>
      <text:p text:style-name="P3">Later on they took his car</text:p>
      <text:p text:style-name="P3">D</text:p>
      <text:p text:style-name="P3">Drove on down where the beaches are</text:p>
      <text:p text:style-name="P3">Am <text:s text:c="22"/>C</text:p>
      <text:p text:style-name="P3">He wrote her name in the sand</text:p>
      <text:p text:style-name="P3">G <text:s text:c="9"/>F <text:s text:c="12"/>C <text:s text:c="3"/>D</text:p>
      <text:p text:style-name="P3">Never even let go of her hand</text:p>
      <text:h text:style-name="Heading_20_3" text:outline-level="3">[VERSE 2]</text:h>
      <text:p text:style-name="P3">Em</text:p>
      <text:p text:style-name="P3">Somehow they stayed that way</text:p>
      <text:p text:style-name="P3">D</text:p>
      <text:p text:style-name="P3">For those 5 days in May</text:p>
      <text:p text:style-name="P3">Am <text:s text:c="28"/>C</text:p>
      <text:p text:style-name="P3">Made all the stars around them shine</text:p>
      <text:p text:style-name="P3">Em</text:p>
      <text:p text:style-name="P3">Funny how you can look in vain</text:p>
      <text:p text:style-name="P3">D</text:p>
      <text:p text:style-name="P3">Living on nerves and such sweet pain</text:p>
      <text:p text:style-name="P3">Am <text:s text:c="25"/>C</text:p>
      <text:p text:style-name="P3">The loneliness that cuts so fine</text:p>
      <text:p text:style-name="P3">G <text:s text:c="22"/>F <text:s text:c="14"/>C <text:s text:c="4"/>D</text:p>
      <text:p text:style-name="P3">To find the face you've seen a thousand times</text:p>
      <text:h text:style-name="Heading_20_3" text:outline-level="3">[CHORUS]</text:h>
      <text:p text:style-name="P3">C</text:p>
      <text:p text:style-name="P3">Sometimes the world begins</text:p>
      <text:p text:style-name="P3"><text:soft-page-break/>C</text:p>
      <text:p text:style-name="P3">To set you up on your feet again</text:p>
      <text:p text:style-name="P3">Bm <text:s text:c="26"/>D</text:p>
      <text:p text:style-name="P3">It wipes the tears from your eyes</text:p>
      <text:p text:style-name="P3">C</text:p>
      <text:p text:style-name="P3">How will you ever know</text:p>
      <text:p text:style-name="P3">C</text:p>
      <text:p text:style-name="P3">The way that circumstances go</text:p>
      <text:p text:style-name="P3">Bm <text:s text:c="27"/>D</text:p>
      <text:p text:style-name="P3">Always going to hit you by surprise</text:p>
      <text:p text:style-name="P3"><text:s text:c="2"/>Am</text:p>
      <text:p text:style-name="P3">I know my past</text:p>
      <text:p text:style-name="P3">G</text:p>
      <text:p text:style-name="P3">You were there</text:p>
      <text:p text:style-name="P3"><text:s text:c="3"/>C <text:s text:c="14"/>Em</text:p>
      <text:p text:style-name="P3">In everything I've done</text:p>
      <text:p text:style-name="P3"><text:s text:c="12"/>Em</text:p>
      <text:p text:style-name="P3">You are the one</text:p>
      <text:h text:style-name="Heading_20_3" text:outline-level="3">[<text:span text:style-name="T2">VERSE 3</text:span>]</text:h>
      <text:p text:style-name="P3">Em</text:p>
      <text:p text:style-name="P3">Looking back it's hard to tell</text:p>
      <text:p text:style-name="P3">D</text:p>
      <text:p text:style-name="P3">Why they stood while others fell</text:p>
      <text:p text:style-name="P3">Am <text:s text:c="24"/>C</text:p>
      <text:p text:style-name="P3">Spend your life working it out</text:p>
      <text:p text:style-name="P3">Em</text:p>
      <text:p text:style-name="P3">All I know is one cloudy day</text:p>
      <text:p text:style-name="P3">D</text:p>
      <text:p text:style-name="P3">They both just ran away</text:p>
      <text:p text:style-name="P3">Am <text:s text:c="28"/>C</text:p>
      <text:p text:style-name="P3">Rain on the windshield heading South</text:p>
      <text:p text:style-name="P3">G <text:s text:c="12"/>F <text:s text:c="15"/>C <text:s text:c="4"/>D</text:p>
      <text:p text:style-name="P3">She loved the lines around his mouth</text:p>
      <text:h text:style-name="P4" text:outline-level="3">[CHORUS]</text:h>
      <text:p text:style-name="P3">C</text:p>
      <text:p text:style-name="P3">Sometimes the world begins</text:p>
      <text:p text:style-name="P3">C</text:p>
      <text:p text:style-name="P3">To set you up on your feet again</text:p>
      <text:p text:style-name="P3">Bm <text:s text:c="26"/>D</text:p>
      <text:p text:style-name="P3">It wipes the tears from your eyes</text:p>
      <text:p text:style-name="P3"><text:soft-page-break/>C</text:p>
      <text:p text:style-name="P3">How will you ever know</text:p>
      <text:p text:style-name="P3"/>
      <text:p text:style-name="P3">C</text:p>
      <text:p text:style-name="P3">The way that circumstances go</text:p>
      <text:p text:style-name="P3">Bm <text:s text:c="27"/>D</text:p>
      <text:p text:style-name="P3">Always going to hit you by surprise</text:p>
      <text:p text:style-name="P3"><text:s text:c="2"/>Am</text:p>
      <text:p text:style-name="P3">I know my past</text:p>
      <text:p text:style-name="P3">G</text:p>
      <text:p text:style-name="P3">You were there</text:p>
      <text:p text:style-name="P3"><text:s text:c="3"/>C <text:s text:c="14"/>Em</text:p>
      <text:p text:style-name="P3">In everything I've done</text:p>
      <text:p text:style-name="P3"><text:s text:c="12"/>Em</text:p>
      <text:p text:style-name="P3">You are the 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0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8M30S</meta:editing-duration>
    <meta:editing-cycles>4</meta:editing-cycles>
    <meta:generator>LibreOffice/5.2.5.1$MacOSX_X86_64 LibreOffice_project/0312e1a284a7d50ca85a365c316c7abbf20a4d22</meta:generator>
    <dc:title>Lyrics + Chords</dc:title>
    <dc:date>2017-04-03T12:24:47.169454000</dc:date>
    <meta:print-date>2017-04-03T12:23:29.985893000</meta:print-date>
    <meta:document-statistic meta:table-count="0" meta:image-count="0" meta:object-count="0" meta:page-count="4" meta:paragraph-count="93" meta:word-count="336" meta:character-count="1822" meta:non-whitespace-character-count="116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